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50dfb" officeooo:paragraph-rsid="00050dfb"/>
    </style:style>
    <style:style style:name="P2" style:family="paragraph" style:parent-style-name="Heading_20_2">
      <style:text-properties fo:font-size="12pt" officeooo:paragraph-rsid="00050dfb" style:font-size-asian="12pt" style:font-size-complex="12pt"/>
    </style:style>
    <style:style style:name="P3" style:family="paragraph" style:parent-style-name="Heading_20_3">
      <style:text-properties fo:font-size="12pt" style:font-size-asian="12pt" style:font-size-complex="12pt"/>
    </style:style>
    <style:style style:name="P4" style:family="paragraph" style:parent-style-name="Heading_20_3">
      <style:text-properties fo:font-size="12pt" officeooo:rsid="00050dfb" officeooo:paragraph-rsid="00050dfb" style:font-size-asian="12pt" style:font-size-complex="12pt"/>
    </style:style>
    <style:style style:name="P5" style:family="paragraph" style:parent-style-name="Heading_20_3">
      <style:text-properties style:use-window-font-color="true" fo:font-size="15pt" style:font-size-asian="15pt" style:font-size-complex="15pt"/>
    </style:style>
    <style:style style:name="P6" style:family="paragraph" style:parent-style-name="Standard">
      <style:text-properties officeooo:rsid="00050dfb" officeooo:paragraph-rsid="00050dfb"/>
    </style:style>
    <style:style style:name="P7" style:family="paragraph" style:parent-style-name="Standard">
      <style:text-properties officeooo:paragraph-rsid="00050dfb"/>
    </style:style>
    <style:style style:name="P8" style:family="paragraph" style:parent-style-name="Standard">
      <style:text-properties fo:font-size="18pt" fo:font-weight="bold" officeooo:rsid="00050dfb" officeooo:paragraph-rsid="00050dfb" style:font-size-asian="18pt" style:font-weight-asian="bold" style:font-size-complex="18pt" style:font-weight-complex="bold"/>
    </style:style>
    <style:style style:name="P9" style:family="paragraph" style:parent-style-name="Standard">
      <style:text-properties fo:font-size="12pt" officeooo:rsid="00050dfb" officeooo:paragraph-rsid="00050dfb" style:font-size-asian="12pt" style:font-size-complex="12pt"/>
    </style:style>
    <style:style style:name="P10" style:family="paragraph" style:parent-style-name="Standard">
      <style:text-properties fo:font-size="12pt" officeooo:paragraph-rsid="00050dfb" style:font-size-asian="12pt" style:font-size-complex="12pt"/>
    </style:style>
    <style:style style:name="P11" style:family="paragraph" style:parent-style-name="Standard">
      <style:text-properties fo:color="#fc5c00" fo:font-size="12pt" officeooo:paragraph-rsid="00050dfb" fo:background-color="transparent" style:font-size-asian="12pt" style:font-size-complex="12pt"/>
    </style:style>
    <style:style style:name="P12" style:family="paragraph" style:parent-style-name="Standard">
      <style:text-properties fo:color="#d36118" fo:font-size="12pt" officeooo:paragraph-rsid="00050dfb" style:font-size-asian="12pt" style:font-size-complex="12pt"/>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officeooo:paragraph-rsid="00083e0c"/>
    </style:style>
    <style:style style:name="P15" style:family="paragraph" style:parent-style-name="Text_20_body">
      <style:text-properties style:use-window-font-color="true" fo:font-size="15pt" style:font-size-asian="15pt" style:font-size-complex="15pt"/>
    </style:style>
    <style:style style:name="T1" style:family="text">
      <style:text-properties officeooo:rsid="00050dfb"/>
    </style:style>
    <style:style style:name="T2" style:family="text">
      <style:text-properties fo:font-size="15pt" style:font-size-asian="15pt" style:font-size-complex="15pt"/>
    </style:style>
    <style:style style:name="T3" style:family="text">
      <style:text-properties fo:font-size="13pt" style:font-size-asian="13pt" style:font-size-complex="13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officeooo:rsid="0005155a"/>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050dfb" style:font-weight-asian="bold" style:font-weight-complex="bold"/>
    </style:style>
    <style:style style:name="T10" style:family="text">
      <style:text-properties fo:font-weight="bold" fo:background-color="transparent" loext:char-shading-value="0"/>
    </style:style>
    <style:style style:name="T11" style:family="text">
      <style:text-properties fo:color="#f9cfb5"/>
    </style:style>
    <style:style style:name="T12" style:family="text">
      <style:text-properties fo:color="#f9cfb5" fo:font-weight="bold"/>
    </style:style>
    <style:style style:name="T13" style:family="text">
      <style:text-properties fo:color="#f9cfb5" fo:font-weight="bold" fo:background-color="transparent" loext:char-shading-value="0"/>
    </style:style>
    <style:style style:name="T14" style:family="text">
      <style:text-properties fo:color="#f9cfb5" fo:font-weight="bold" fo:background-color="transparent" loext:char-shading-value="0"/>
    </style:style>
    <style:style style:name="T15" style:family="text">
      <style:text-properties fo:color="#f9cfb5" fo:font-weight="bold"/>
    </style:style>
    <style:style style:name="T16" style:family="text">
      <style:text-properties fo:color="#f9cfb5" fo:background-color="transparent" loext:char-shading-value="0"/>
    </style:style>
    <style:style style:name="T17" style:family="text">
      <style:text-properties fo:color="#f9cfb5" fo:background-color="transparent" loext:char-shading-value="0"/>
    </style:style>
    <style:style style:name="T18" style:family="text">
      <style:text-properties fo:color="#f9cfb5"/>
    </style:style>
    <style:style style:name="T19" style:family="text">
      <style:text-properties fo:background-color="transparent" loext:char-shading-value="0"/>
    </style:style>
    <style:style style:name="T20" style:family="text">
      <style:text-properties style:use-window-font-color="true" fo:background-color="transparent" loext:char-shading-value="0"/>
    </style:style>
    <style:style style:name="T21" style:family="text">
      <style:text-properties style:use-window-font-color="true" fo:background-color="transparent" loext:char-shading-value="0"/>
    </style:style>
    <style:style style:name="T22" style:family="text">
      <style:text-properties style:use-window-font-color="true" fo:font-weight="bold" fo:background-color="transparent" loext:char-shading-value="0"/>
    </style:style>
    <style:style style:name="T23" style:family="text">
      <style:text-properties style:use-window-font-color="true" fo:font-weight="bold" fo:background-color="transparent" loext:char-shading-value="0"/>
    </style:style>
    <style:style style:name="T24" style:family="text">
      <style:text-properties style:use-window-font-color="true" fo:font-weight="bold"/>
    </style:style>
    <style:style style:name="T25" style:family="text">
      <style:text-properties style:use-window-font-color="true" fo:font-weight="bold" fo:background-color="#ff8000" loext:char-shading-value="0"/>
    </style:style>
    <style:style style:name="T26" style:family="text">
      <style:text-properties style:use-window-font-color="true" fo:font-weight="bold" fo:background-color="#ff8000" loext:char-shading-value="0"/>
    </style:style>
    <style:style style:name="T27" style:family="text">
      <style:text-properties style:use-window-font-color="true"/>
    </style:style>
    <style:style style:name="T28" style:family="text">
      <style:text-properties style:use-window-font-color="true" fo:background-color="#ff8000" loext:char-shading-value="0"/>
    </style:style>
    <style:style style:name="T29" style:family="text">
      <style:text-properties style:use-window-font-color="true" fo:background-color="#ff8000" loext:char-shading-value="0"/>
    </style:style>
    <style:style style:name="T30" style:family="text">
      <style:text-properties fo:color="#fc5c00" fo:background-color="transparent" loext:char-shading-value="0"/>
    </style:style>
    <style:style style:name="T31" style:family="text">
      <style:text-properties fo:color="#fc5c00" fo:font-weight="bold" fo:background-color="transparent" loext:char-shading-value="0"/>
    </style:style>
    <style:style style:name="T32" style:family="text">
      <style:text-properties fo:color="#d36118"/>
    </style:style>
    <style:style style:name="T33" style:family="text">
      <style:text-properties fo:color="#d36118" fo:background-color="transparent" loext:char-shading-value="0"/>
    </style:style>
    <style:style style:name="T34" style:family="text">
      <style:text-properties fo:color="#d36118" fo:font-weight="bold"/>
    </style:style>
    <style:style style:name="T35" style:family="text">
      <style:text-properties fo:color="#d36118" fo:font-weight="bold" fo:background-color="transparent" loext:char-shading-value="0"/>
    </style:style>
    <style:style style:name="T36" style:family="text">
      <style:text-properties fo:color="#d36118" fo:font-size="12pt" fo:background-color="transparent" loext:char-shading-value="0" style:font-size-asian="12pt" style:font-size-complex="12pt"/>
    </style:style>
    <style:style style:name="T37" style:family="text">
      <style:text-properties fo:color="#d36118" fo:font-style="italic"/>
    </style:style>
    <style:style style:name="T38"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ASE DE <text:span text:style-name="T6">DONNÉES</text:span></text:p>
      <text:p text:style-name="P6"/>
      <text:h text:style-name="P1" text:outline-level="1"><text:span text:style-name="T2">Données sur la crise économique, bancaire et systémique en Afrique</text:span> </text:h>
      <text:h text:style-name="Heading_20_2" text:outline-level="2"><text:span text:style-name="T3">Données sur les crises économiques et financières dans 13 pays africains (1860 à 2014)</text:span> </text:h>
      <text:p text:style-name="P6"/>
      <text:p text:style-name="P6"/>
      <text:h text:style-name="P4" text:outline-level="3">Le contexte </text:h>
      <text:p text:style-name="Text_20_body"><text:span text:style-name="T4">Cet ensemble de données est un dérivé de Reinhart et. al's Global Financial Stability dataset, disponible en ligne à l' : </text:span><text:a xlink:type="simple" xlink:href="https://www.hbs.edu/behavioral-finance-and-financial-stability/data/Pages/global.aspx" office:target-frame-name="_blank" xlink:show="new" text:style-name="Internet_20_link" text:visited-style-name="Visited_20_Internet_20_Link"><text:span text:style-name="T4">adresse https://www.hbs.edu/behavioral-finance-and-financial-stability/data/Pages/global.aspx </text:span></text:a></text:p>
      <text:p text:style-name="P13">L'ensemble de données sera précieux pour ceux qui cherchent à comprendre la dynamique de la stabilité financière dans le contexte africain. </text:p>
      <text:h text:style-name="P3" text:outline-level="3">Contenu </text:h>
      <text:p text:style-name="P13">L'ensemble de données se concentre spécifiquement sur les crises bancaires, d'endettement, financières, d'inflation et systémiques qui se sont produites, de 1860 à 2014, dans 13 pays africains, dont: Algérie, Angola, République centrafricaine, Côte d'Ivoire, Égypte, Kenya, Maurice, Maroc, Nigéria, Afrique du Sud, Tunisie, Zambie et Zimbabwe. </text:p>
      <text:h text:style-name="P3" text:outline-level="3">Remerciements </text:h>
      <text:p text:style-name="Text_20_body"><text:span text:style-name="T4">Reinhart, C., Rogoff, K., Trebesch, C. et Reinhart, V. (2019) Données sur les crises mondiales par pays. <text:line-break/>[en ligne] </text:span><text:a xlink:type="simple" xlink:href="https://www.hbs.edu/behavioral-finance-and-financial-stability/data" office:target-frame-name="_blank" xlink:show="new" text:style-name="Internet_20_link" text:visited-style-name="Visited_20_Internet_20_Link"><text:span text:style-name="T4">https://www.hbs.edu/behavioral-finance-and-financial-stability/data </text:span></text:a><text:span text:style-name="T4">. Disponible sur: </text:span><text:a xlink:type="simple" xlink:href="https://www.hbs.edu/behavioral-finance-and-financial-stability/data/Pages/global.aspx" office:target-frame-name="_blank" xlink:show="new" text:style-name="Internet_20_link" text:visited-style-name="Visited_20_Internet_20_Link"><text:span text:style-name="T4">https://www.hbs.edu/behavioral-finance-and-financial-stability/data/Pages/global.aspx </text:span></text:a><text:span text:style-name="T4">[Consulté le 17 juillet 2019]. </text:span></text:p>
      <text:h text:style-name="P5" text:outline-level="3">Inspiration </text:h>
      <text:p text:style-name="P15">Mon inspiration découle de deux questions: "Quels sont les facteurs les plus associés aux crises systémiques en Afrique?" Et; "À quel taux d'inflation annuel une crise d'inflation devient-elle une certitude pratique?" </text:p>
      <text:p text:style-name="P9"/>
      <text:p text:style-name="P9"/>
      <text:p text:style-name="P8">VARIABLES</text:p>
      <text:p text:style-name="P9"/>
      <text:p text:style-name="P10"><text:span text:style-name="T9">case </text:span><text:span text:style-name="T1">: </text:span>Un nombre qui désigne un pays spécifique</text:p>
      <text:p text:style-name="P10"/>
      <text:p text:style-name="P10"><text:span text:style-name="T9">cc3 </text:span><text:span text:style-name="T1">: </text:span>Un code de pays à trois lettres </text:p>
      <text:p text:style-name="P10"/>
      <text:p text:style-name="P10"><text:span text:style-name="T9">contry </text:span><text:span text:style-name="T1">: </text:span>Le nom du pays </text:p>
      <text:p text:style-name="P10"/>
      <text:p text:style-name="P10"><text:soft-page-break/><text:span text:style-name="T9">year </text:span><text:span text:style-name="T1">: </text:span>L'année de l'observation</text:p>
      <text:p text:style-name="P10"/>
      <text:p text:style-name="P10"><text:span text:style-name="T9">systemic_crisis</text:span><text:span text:style-name="T1"> : </text:span>«0» signifie qu'aucune crise systémique n'est survenue dans l'année et «1» signifie qu'une crise systémique s'est produite dans l'année. </text:p>
      <text:p text:style-name="P10"/>
      <text:p text:style-name="P10"><text:span text:style-name="T33">Dans le domaine de la </text:span><text:a xlink:type="simple" xlink:href="https://fr.wikipedia.org/wiki/Finance" text:style-name="Internet_20_link" text:visited-style-name="Visited_20_Internet_20_Link">finance</text:a><text:span text:style-name="T33">, l'emploi du qualificatif « </text:span><text:a xlink:type="simple" xlink:href="https://fr.wikipedia.org/wiki/Systémique" text:style-name="Internet_20_link" text:visited-style-name="Visited_20_Internet_20_Link">systémique</text:a><text:span text:style-name="T33"> » dans des expressions comme </text:span><text:span text:style-name="T35">« risque financier systémique »</text:span><text:span text:style-name="T33">, ou </text:span><text:span text:style-name="T35">« crise financière systémique »</text:span><text:span text:style-name="T33">, signifie qu'une économie entière est affectée - en tant que système - et non pas seulement une entreprise ou un ménage. </text:span></text:p>
      <text:p text:style-name="P14"><text:span text:style-name="Strong_20_Emphasis"><text:span text:style-name="T36">- Une crise systémique peut émerger de deux sources : un choc économique simultané sur un grand nombre d'établissements financiers ou par le biais d'une contagion.</text:span></text:span></text:p>
      <text:p text:style-name="P14"><text:span text:style-name="Strong_20_Emphasis"><text:span text:style-name="T32">- Les contagions à l'uvre lors d'une crise systémique peuvent être directes, dans le cas d'un effet domino ou indirectes au travers de l'Asset Fire Sales (ventes en catastrophe), du deleveraging (réduction du levier), ou de la similitude entre les établissements.</text:span></text:span></text:p>
      <text:p text:style-name="P10"><text:span text:style-name="T33"/></text:p>
      <text:p text:style-name="P11"/>
      <text:p text:style-name="P10"><text:span text:style-name="T8">exch_usd</text:span> : Le taux de change du pays vis-à-vis de l'USD</text:p>
      <text:h text:style-name="P2" text:outline-level="2"><text:span text:style-name="T32">Dollar américain (USD)</text:span></text:h>
      <text:p text:style-name="P10"/>
      <text:p text:style-name="P10"><text:span text:style-name="T8">domestic_debt_in_default</text:span> : "0" signifie qu'aucune défaillance de la dette intérieure souveraine n'est survenue au cours de l'année et "1" signifie qu'une défaillance de la dette intérieure souveraine s'est produite au cours de l'année </text:p>
      <text:p text:style-name="P10"/>
      <text:p text:style-name="P10"><text:span text:style-name="T8">sovereign_external_debt_default</text:span> : "0" signifie qu'aucune défaillance de la dette extérieure souveraine n'est survenue au cours de l'année et "1" signifie qu'une défaillance de la dette extérieure souveraine s'est produite au cours de l'année </text:p>
      <text:p text:style-name="P10"/>
      <text:p text:style-name="P10"><text:span text:style-name="T32">Un </text:span><text:span text:style-name="T34">défaut souverain</text:span><text:span text:style-name="T32"> est le fait pour un </text:span><text:a xlink:type="simple" xlink:href="https://fr.wikipedia.org/wiki/Gouvernement" text:style-name="Internet_20_link" text:visited-style-name="Visited_20_Internet_20_Link">gouvernement</text:a><text:span text:style-name="T32"> ou un </text:span><text:a xlink:type="simple" xlink:href="https://fr.wikipedia.org/wiki/État_souverain" text:style-name="Internet_20_link" text:visited-style-name="Visited_20_Internet_20_Link">État souverain</text:a><text:span text:style-name="T32"> de ne pas payer entièrement sa </text:span><text:a xlink:type="simple" xlink:href="https://fr.wikipedia.org/wiki/Dette_souveraine" text:style-name="Internet_20_link" text:visited-style-name="Visited_20_Internet_20_Link">dette souveraine</text:a><text:span text:style-name="T32">.</text:span></text:p>
      <text:p text:style-name="P10"><text:span text:style-name="T32">Une </text:span><text:span text:style-name="T34">dette souveraine</text:span><text:span text:style-name="T32"> est une </text:span><text:a xlink:type="simple" xlink:href="https://fr.wikipedia.org/wiki/Dette" text:style-name="Internet_20_link" text:visited-style-name="Visited_20_Internet_20_Link">dette</text:a><text:span text:style-name="T32"> émise ou garantie par un émetteur </text:span><text:a xlink:type="simple" xlink:href="https://fr.wikipedia.org/wiki/Souveraineté" text:style-name="Internet_20_link" text:visited-style-name="Visited_20_Internet_20_Link">souverain</text:a><text:span text:style-name="T32">, c'est-à-dire un </text:span><text:a xlink:type="simple" xlink:href="https://fr.wikipedia.org/wiki/État" text:style-name="Internet_20_link" text:visited-style-name="Visited_20_Internet_20_Link">État</text:a><text:span text:style-name="T32"> ou une </text:span><text:a xlink:type="simple" xlink:href="https://fr.wikipedia.org/wiki/Banque_centrale" text:style-name="Internet_20_link" text:visited-style-name="Visited_20_Internet_20_Link">banque centrale</text:a><text:span text:style-name="T32">, mais en aucun cas une </text:span><text:a xlink:type="simple" xlink:href="https://fr.wikipedia.org/wiki/Entreprise" text:style-name="Internet_20_link" text:visited-style-name="Visited_20_Internet_20_Link">entreprise</text:a><text:span text:style-name="T32"> ou un </text:span><text:a xlink:type="simple" xlink:href="https://fr.wikipedia.org/wiki/Individu" text:style-name="Internet_20_link" text:visited-style-name="Visited_20_Internet_20_Link">individu</text:a><text:span text:style-name="T32">. Ces institutions sont alors redevables sous la forme d'obligations soit contractées auprès de banques, soit auprès du marché financier public. Les détenteurs de ces </text:span><text:a xlink:type="simple" xlink:href="https://fr.wikipedia.org/wiki/Obligation_(finance)" text:style-name="Internet_20_link" text:visited-style-name="Visited_20_Internet_20_Link">obligations</text:a><text:span text:style-name="T32">, des </text:span><text:a xlink:type="simple" xlink:href="https://fr.wikipedia.org/wiki/Créanciers" text:style-name="Internet_20_link" text:visited-style-name="Visited_20_Internet_20_Link">créanciers</text:a><text:span text:style-name="T32">, peuvent être d'autres États ou banques, mais aussi des entreprises, des gestionnaires de portefeuilles ou de simples particuliers. </text:span></text:p>
      <text:p text:style-name="P10"/>
      <text:p text:style-name="P10"><text:span text:style-name="T8">gdp_weighted_default</text:span> : La dette totale en défaut vis-à-vis du PIB </text:p>
      <text:p text:style-name="P10"/>
      <text:p text:style-name="P10"><text:span text:style-name="T8">inflation_annual_cpi</text:span> : Le taux d'inflation annuel de l'IPC</text:p>
      <text:p text:style-name="P10"/>
      <text:p text:style-name="P10"><text:span text:style-name="T32">L'</text:span><text:span text:style-name="T34">indice des prix à la consommation</text:span><text:span text:style-name="T32"> ou </text:span><text:span text:style-name="T34">IPC</text:span><text:span text:style-name="T32"> (en anglais, </text:span><text:span text:style-name="T37">Consumer Price Index</text:span><text:span text:style-name="T32"> ou </text:span><text:span text:style-name="T37">CPI</text:span><text:span text:style-name="T32">) mesure l'évolution du niveau moyen des prix des biens et services consommés par les ménages, pondérés par leur part dans la </text:span><text:a xlink:type="simple" xlink:href="https://fr.wikipedia.org/wiki/Consommation" text:style-name="Internet_20_link" text:visited-style-name="Visited_20_Internet_20_Link">consommation</text:a><text:span text:style-name="T32"> moyenne des </text:span><text:a xlink:type="simple" xlink:href="https://fr.wikipedia.org/wiki/Ménage" text:style-name="Internet_20_link" text:visited-style-name="Visited_20_Internet_20_Link">ménages</text:a><text:span text:style-name="T32">.</text:span></text:p>
      <text:p text:style-name="P12"/>
      <text:p text:style-name="P7"><text:span text:style-name="T5">independence </text:span><text:span text:style-name="T4">: </text:span>"0" signifie "pas d'indépendance" et "1" signifie "indépendance" </text:p>
      <text:p text:style-name="P10"/>
      <text:p text:style-name="P10"/>
      <text:p text:style-name="P7"><text:span text:style-name="T5">currency_crises</text:span><text:span text:style-name="T4"> : </text:span>"0" signifie qu'aucune crise de change n'est survenue au cours de l'année et "1" signifie qu'une crise de change s'est produite au cours de l'année </text:p>
      <text:p text:style-name="P10"/>
      <text:p text:style-name="P10"><text:soft-page-break/><text:span text:style-name="T32">Une </text:span><text:span text:style-name="T34">crise monétaire</text:span><text:span text:style-name="T32"> ou </text:span><text:span text:style-name="T34">crise des changes</text:span><text:span text:style-name="T32"> est une crise économique qui touche la monnaie d’un pays ou d'un ensemble de pays</text:span><text:bookmark text:name="cite_ref-1"/><text:a xlink:type="simple" xlink:href="https://fr.wikipedia.org/wiki/Crise_monétaire#cite_note-1" text:style-name="Internet_20_link" text:visited-style-name="Visited_20_Internet_20_Link">1</text:a><text:span text:style-name="T32">. Le taux de change de cette monnaie connaît alors de forte variation par rapport aux autres </text:span><text:a xlink:type="simple" xlink:href="https://fr.wikipedia.org/wiki/Devise_(monnaie)" text:style-name="Internet_20_link" text:visited-style-name="Visited_20_Internet_20_Link">devises</text:a><text:span text:style-name="T32">. Les conséquences sur la situation économique du ou des pays concerné(s) peuvent être graves, par exemple dans le cas d'une crise de confiance où c'est la fuite des investisseurs qui a provoqué la crise monétaire. </text:span></text:p>
      <text:p text:style-name="P10"/>
      <text:p text:style-name="P7"><text:span text:style-name="T5">inflation_crises</text:span><text:span text:style-name="T4"> : </text:span>"0" signifie qu'aucune crise d'inflation n'est survenue au cours de l'année et "1" signifie qu'une crise d'inflation s'est produite au cours de l'année </text:p>
      <text:p text:style-name="P10"/>
      <text:p text:style-name="P10"><text:span text:style-name="T32">L'</text:span><text:span text:style-name="T34">inflation</text:span><text:span text:style-name="T32"> est la perte du </text:span><text:a xlink:type="simple" xlink:href="https://fr.wikipedia.org/wiki/Pouvoir_d%27achat" text:style-name="Internet_20_link" text:visited-style-name="Visited_20_Internet_20_Link">pouvoir d'achat</text:a><text:span text:style-name="T32"> de la </text:span><text:a xlink:type="simple" xlink:href="https://fr.wikipedia.org/wiki/Monnaie" text:style-name="Internet_20_link" text:visited-style-name="Visited_20_Internet_20_Link">monnaie</text:a><text:span text:style-name="T32"> qui se traduit par une augmentation générale et durable des </text:span><text:a xlink:type="simple" xlink:href="https://fr.wikipedia.org/wiki/Prix" text:style-name="Internet_20_link" text:visited-style-name="Visited_20_Internet_20_Link">prix</text:a><text:span text:style-name="T32">. Il s'agit d'un phénomène </text:span><text:a xlink:type="simple" xlink:href="https://fr.wikipedia.org/wiki/Persistance_(statistiques)" text:style-name="Internet_20_link" text:visited-style-name="Visited_20_Internet_20_Link">persistant</text:a><text:span text:style-name="T32"> qui fait monter l'ensemble des prix, et auquel se superposent des variations sectorielles des prix. </text:span></text:p>
      <text:p text:style-name="P10"/>
      <text:p text:style-name="P10"/>
      <text:p text:style-name="P7"><text:span text:style-name="T5">banking_crisis</text:span><text:span text:style-name="T4"> : </text:span>"no_crisis" signifie qu'aucune crise bancaire n'est survenue au cours de l'année et "crise" signifie qu'une crise bancaire s'est produite au cours de l'anné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8T22:20:18.020670758</meta:creation-date>
    <dc:date>2020-11-08T23:35:22.076069027</dc:date>
    <meta:editing-duration>PT12M49S</meta:editing-duration>
    <meta:editing-cycles>6</meta:editing-cycles>
    <meta:generator>LibreOffice/6.4.6.2$Linux_X86_64 LibreOffice_project/40$Build-2</meta:generator>
    <meta:document-statistic meta:table-count="0" meta:image-count="0" meta:object-count="0" meta:page-count="3" meta:paragraph-count="36" meta:word-count="785" meta:character-count="5302" meta:non-whitespace-character-count="4529"/>
  </office:meta>
</office:document-meta>
</file>